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table:style-name="ce2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j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10" table:number-rows-spanned="1">
            <text:p>X[i] != Y[i] →MAX{ X, Y, <text:s/>}</text:p>
          </table:table-cell>
          <table:covered-table-cell table:number-columns-repeated="9"/>
          <table:table-cell table:number-columns-repeated="101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01:24.429695006</meta:creation-date>
    <dc:date>2024-03-06T17:16:38.891345182</dc:date>
    <meta:editing-duration>PT54M4S</meta:editing-duration>
    <meta:editing-cycles>1</meta:editing-cycles>
    <meta:document-statistic meta:table-count="1" meta:cell-count="51" meta:object-count="0"/>
    <meta:generator>LibreOffice/7.0.4.2$Linux_X86_64 LibreOffice_project/00$Build-2</meta:generator>
  </office:meta>
</office:document-meta>
</file>